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6.0208in"/>
    </style:style>
    <style:style style:name="Table1" style:family="table" style:master-page-name="MP0">
      <style:table-properties style:width="6.0208in" fo:margin-left="-0.1222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" style:parent-style-name="NormalWeb" style:family="paragraph">
      <style:paragraph-properties fo:break-before="page" fo:text-align="center" style:line-height-at-least="0.2166in"/>
    </style:style>
    <style:style style:name="T6" style:parent-style-name="Strong" style:family="text">
      <style:text-properties fo:color="#29303B" fo:background-color="#D9D9D9"/>
    </style:style>
    <style:style style:name="T7" style:parent-style-name="DefaultParagraphFont" style:family="text">
      <style:text-properties fo:font-weight="bold" style:font-weight-asian="bold" style:font-weight-complex="bold" fo:color="#29303B" fo:background-color="#D9D9D9"/>
    </style:style>
    <style:style style:name="T8" style:parent-style-name="Strong" style:family="text">
      <style:text-properties fo:color="#29303B" fo:background-color="#D9D9D9"/>
    </style:style>
    <style:style style:name="T9" style:parent-style-name="Strong" style:family="text">
      <style:text-properties fo:color="#29303B"/>
    </style:style>
    <style:style style:name="TableRow10" style:family="table-row">
      <style:table-row-properties style:min-row-height="10.1812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Web" style:family="paragraph">
      <style:paragraph-properties fo:text-align="justify" style:line-height-at-least="0.2166in"/>
      <style:text-properties fo:color="#29303B"/>
    </style:style>
    <style:style style:name="P13" style:parent-style-name="NormalWeb" style:family="paragraph">
      <style:paragraph-properties fo:text-align="justify" style:line-height-at-least="0.2166in"/>
      <style:text-properties fo:color="#29303B"/>
    </style:style>
    <style:style style:name="P14" style:parent-style-name="NormalWeb" style:family="paragraph">
      <style:paragraph-properties fo:text-align="justify" style:line-height-at-least="0.2166in" fo:margin-left="0.5909in">
        <style:tab-stops/>
      </style:paragraph-properties>
      <style:text-properties fo:color="#29303B"/>
    </style:style>
    <style:style style:name="P15" style:parent-style-name="NormalWeb" style:family="paragraph">
      <style:paragraph-properties fo:text-align="justify" style:line-height-at-least="0.2166in" fo:margin-left="0.5909in">
        <style:tab-stops/>
      </style:paragraph-properties>
      <style:text-properties fo:color="#29303B"/>
    </style:style>
    <style:style style:name="P16" style:parent-style-name="NormalWeb" style:family="paragraph">
      <style:paragraph-properties fo:text-align="justify" style:line-height-at-least="0.2166in" fo:margin-left="0.5909in">
        <style:tab-stops/>
      </style:paragraph-properties>
      <style:text-properties fo:color="#29303B"/>
    </style:style>
    <style:style style:name="P17" style:parent-style-name="NormalWeb" style:family="paragraph">
      <style:paragraph-properties fo:text-align="justify" fo:line-height="150%" fo:margin-right="0.0972in" fo:text-indent="0.5909in"/>
      <style:text-properties fo:color="#29303B"/>
    </style:style>
    <style:style style:name="P18" style:parent-style-name="NormalWeb" style:family="paragraph">
      <style:paragraph-properties fo:text-align="justify" fo:line-height="150%" fo:margin-right="0.0972in"/>
      <style:text-properties fo:color="#29303B"/>
    </style:style>
    <style:style style:name="P19" style:parent-style-name="NormalWeb" style:family="paragraph">
      <style:paragraph-properties fo:text-align="justify" fo:line-height="150%" fo:margin-right="0.0972in"/>
      <style:text-properties fo:color="#29303B"/>
    </style:style>
    <style:style style:name="P20" style:parent-style-name="NormalWeb" style:family="paragraph">
      <style:paragraph-properties fo:text-align="justify" fo:line-height="150%" fo:margin-right="0.0972in"/>
      <style:text-properties fo:color="#29303B"/>
    </style:style>
    <style:style style:name="P21" style:parent-style-name="NormalWeb" style:family="paragraph">
      <style:paragraph-properties fo:text-align="justify" fo:line-height="150%" fo:margin-right="0.0972in"/>
      <style:text-properties fo:color="#29303B"/>
    </style:style>
    <style:style style:name="P22" style:parent-style-name="NormalWeb" style:family="paragraph">
      <style:paragraph-properties fo:text-align="justify" fo:line-height="150%" fo:margin-right="0.0972in"/>
      <style:text-properties fo:color="#29303B"/>
    </style:style>
    <style:style style:name="P23" style:parent-style-name="NormalWeb" style:family="paragraph">
      <style:paragraph-properties fo:text-align="justify" fo:line-height="150%" fo:margin-right="0.0972in"/>
      <style:text-properties fo:color="#29303B"/>
    </style:style>
    <style:style style:name="P24" style:parent-style-name="NormalWeb" style:family="paragraph">
      <style:paragraph-properties fo:text-align="justify" fo:line-height="150%" fo:margin-right="0.0972in"/>
      <style:text-properties fo:color="#29303B"/>
    </style:style>
    <style:style style:name="P25" style:parent-style-name="NormalWeb" style:family="paragraph">
      <style:paragraph-properties fo:text-align="justify" fo:line-height="150%" fo:margin-right="0.0972in"/>
      <style:text-properties fo:color="#29303B"/>
    </style:style>
    <style:style style:name="P26" style:parent-style-name="NormalWeb" style:family="paragraph">
      <style:paragraph-properties fo:text-align="justify" fo:line-height="150%"/>
      <style:text-properties fo:color="#29303B"/>
    </style:style>
    <style:style style:name="P27" style:parent-style-name="NormalWeb" style:family="paragraph">
      <style:paragraph-properties fo:line-height="150%"/>
      <style:text-properties fo:color="#29303B"/>
    </style:style>
    <style:style style:name="P28" style:parent-style-name="NormalWeb" style:family="paragraph">
      <style:paragraph-properties fo:line-height="150%"/>
      <style:text-properties fo:color="#29303B"/>
    </style:style>
    <style:style style:name="P29" style:parent-style-name="NormalWeb" style:family="paragraph">
      <style:paragraph-properties fo:line-height="150%"/>
      <style:text-properties fo:color="#29303B"/>
    </style:style>
    <style:style style:name="P30" style:parent-style-name="NormalWeb" style:family="paragraph">
      <style:paragraph-properties fo:text-align="center" fo:line-height="150%"/>
      <style:text-properties fo:color="#29303B"/>
    </style:style>
    <style:style style:name="P31" style:parent-style-name="NormalWeb" style:family="paragraph">
      <style:paragraph-properties fo:text-align="center" fo:line-height="150%"/>
      <style:text-properties fo:color="#29303B"/>
    </style:style>
    <style:style style:name="P32" style:parent-style-name="NormalWeb" style:family="paragraph">
      <style:paragraph-properties fo:text-align="center" fo:line-height="150%"/>
    </style:style>
    <style:style style:name="T33" style:parent-style-name="DefaultParagraphFont" style:family="text">
      <style:text-properties fo:color="#29303B"/>
    </style:style>
    <style:style style:name="T34" style:parent-style-name="DefaultParagraphFont" style:family="text">
      <style:text-properties fo:color="#29303B"/>
    </style:style>
    <style:style style:name="T35" style:parent-style-name="DefaultParagraphFont" style:family="text">
      <style:text-properties fo:color="#29303B"/>
    </style:style>
    <style:style style:name="T36" style:parent-style-name="DefaultParagraphFont" style:family="text">
      <style:text-properties fo:color="#29303B" fo:font-size="10pt" style:font-size-asian="10pt"/>
    </style:style>
    <style:style style:name="T37" style:parent-style-name="DefaultParagraphFont" style:family="text">
      <style:text-properties fo:color="#29303B" fo:font-size="10pt" style:font-size-asian="10pt"/>
    </style:style>
    <style:style style:name="T38" style:parent-style-name="DefaultParagraphFont" style:family="text">
      <style:text-properties fo:color="#29303B" fo:font-size="10pt" style:font-size-asian="10pt"/>
    </style:style>
    <style:style style:name="T39" style:parent-style-name="DefaultParagraphFont" style:family="text">
      <style:text-properties fo:color="#29303B" fo:font-size="10pt" style:font-size-asian="10pt"/>
    </style:style>
    <style:style style:name="P40" style:parent-style-name="Normal" style:family="paragraph">
      <style:paragraph-properties fo:text-align="justify" fo:margin-bottom="0in" fo:line-height="100%"/>
    </style:style>
    <style:style style:name="P41" style:parent-style-name="Normal" style:family="paragraph">
      <style:paragraph-properties fo:text-align="justify" fo:margin-bottom="0in" fo:line-height="100%"/>
    </style:style>
    <style:style style:name="P42" style:parent-style-name="Normal" style:family="paragraph">
      <style:paragraph-properties fo:text-align="justify" fo:margin-bottom="0in" fo:line-height="100%"/>
    </style:style>
    <style:style style:name="P43" style:parent-style-name="Normal" style:family="paragraph">
      <style:paragraph-properties fo:text-align="justify" fo:margin-bottom="0in" fo:line-height="100%"/>
    </style:style>
    <style:style style:name="P44" style:parent-style-name="Normal" style:family="paragraph">
      <style:paragraph-properties fo:text-align="justify" fo:margin-bottom="0in" fo:line-height="100%" fo:margin-left="0.3194in" fo:text-indent="-0.3194in">
        <style:tab-stops/>
      </style:paragraph-properties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 fo:font-size="9pt" style:font-size-asian="9pt" style:font-size-complex="9pt"/>
    </style:style>
    <style:style style:name="T46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T47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P48" style:parent-style-name="Normal" style:family="paragraph">
      <style:paragraph-properties fo:text-align="justify" fo:margin-bottom="0in" fo:line-height="100%" fo:margin-left="0.3194in" fo:text-indent="-0.3194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P49" style:parent-style-name="Normal" style:family="paragraph">
      <style:paragraph-properties fo:text-align="justify" fo:margin-bottom="0in" fo:line-height="100%" fo:margin-left="0.3194in" fo:text-indent="-0.3194in">
        <style:tab-stops/>
      </style:paragraph-properties>
    </style:style>
    <style:style style:name="T50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Web" style:family="paragraph">
      <style:paragraph-properties fo:text-align="justify" style:line-height-at-least="0.2166in"/>
      <style:text-properties fo:color="#29303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REQUERIMENTO DE RENÚNCIA AO</text:span><text:span text:style-name="T7"><text:line-break/></text:span><text:span text:style-name="T8">ESTATUTO DE OBJETOR DE</text:span><text:span text:style-name="T9"><text:s/>CONSCIÊNCIA</text:span></text:p>
          </table:table-cell>
        </table:table-row>
        <table:table-row table:style-name="TableRow10">
          <table:table-cell table:style-name="TableCell11">
            <text:p text:style-name="P12"/>
            <text:p text:style-name="P13"/>
            <text:p text:style-name="P14">Exmo. Senhor Presidente da Comissão Nacional de Objeção<text:s/></text:p>
            <text:p text:style-name="P15">de Consciência (CNOC)</text:p>
            <text:p text:style-name="P16"/>
            <text:p text:style-name="P17">O/A requerente,<text:s/>abaixo<text:s/>assinado,<text:s/>____________________________________</text:p>
            <text:p text:style-name="P18">______________________,<text:s/>estado civil _______________________, titular do Bilhete de Identidade/Cartão do Cidadão<text:s/>n.º ________________________,<text:s/>valido até<text:s/>____/____/____,<text:s/>filho/a de ________________________________________________</text:p>
            <text:p text:style-name="P19">________________________________________<text:s/>e de __________________________</text:p>
            <text:p text:style-name="P20">______________________________________________________________________,<text:line-break/>residente em ___________________________________________________________</text:p>
            <text:p text:style-name="P21">______________________________________________________________________,</text:p>
            <text:p text:style-name="P22">código postal _________-______,<text:s text:c="3"/>_________________________________________,</text:p>
            <text:p text:style-name="P23">freguesia de _________________________________concelho<text:s/>de _________________</text:p>
            <text:p text:style-name="P24">__________,<text:s/>vem<text:s/>requerer<text:s/><text:s/>a V. Ex.ª<text:s/>a renúncia ao Estatuto de Objetor de Consciência ao Serviço Militar, que lhe foi concedido por deliberação de _____/____/_____, da Comissão Nacional de Objeção de Consciência (CNOC), pelo(s) seguinte(s) motivo(s):</text:p>
            <text:p text:style-name="P2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.</text:p>
            <text:p text:style-name="P26"/>
            <text:p text:style-name="P27">Data: ______/_____/______</text:p>
            <text:p text:style-name="P28"/>
            <text:p text:style-name="P29">Pede deferimento.</text:p>
            <text:p text:style-name="P30"><text:s/></text:p>
            <text:p text:style-name="P31">O/A requerente,<text:line-break/></text:p>
            <text:p text:style-name="P32"><text:span text:style-name="T33">________________</text:span><text:span text:style-name="T34">____________________</text:span><text:span text:style-name="T35"><text:line-break/></text:span><text:span text:style-name="T36">(A</text:span><text:span text:style-name="T37">ssinatura igual à do B.I.</text:span><text:span text:style-name="T38"><text:s/>ou C.C.</text:span><text:span text:style-name="T39">)</text:span></text:p>
            <text:p text:style-name="P40"/>
            <text:p text:style-name="P41"/>
            <text:p text:style-name="P42"/>
            <text:p text:style-name="P43"/>
            <text:p text:style-name="P44"><text:span text:style-name="T45">Nota:</text:span><text:span text:style-name="T46"><text:s/></text:span><text:span text:style-name="T47">Anexar cópia do Bilhete de Identidade ou Cartão de Cidadão.</text:span></text:p>
            <text:p text:style-name="P48"><text:s text:c="11"/>Anexar original da Ata da atribuição do Estatuto de Objetor de Consciência ou da Caderneta Civil de Objetor de Consciência.</text:p>
            <text:p text:style-name="P49"><text:span text:style-name="T50"><text:s text:c="10"/>Anexar documentos ou outros elementos que entenda convenientes ou necessários que fundamentem o pedido de renúncia ao Estatuto de Objetor de Consciência.</text:span></text:p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393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coFilipe</meta:initial-creator>
    <dc:creator>Mars</dc:creator>
    <meta:creation-date>2025-06-30T23:46:00Z</meta:creation-date>
    <dc:date>2025-06-30T23:46:00Z</dc:date>
    <meta:print-date>2015-09-17T11:08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298" meta:character-count="1999" meta:row-count="14" meta:non-whitespace-character-count="1704"/>
  </office:meta>
</office:document-meta>
</file>